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1d37" officeooo:paragraph-rsid="00021d37"/>
    </style:style>
    <style:style style:name="P2" style:family="paragraph" style:parent-style-name="Standard" style:list-style-name="L1">
      <style:text-properties officeooo:rsid="00033b50" officeooo:paragraph-rsid="00021d37"/>
    </style:style>
    <style:style style:name="P3" style:family="paragraph" style:parent-style-name="Standard" style:list-style-name="L1">
      <style:text-properties officeooo:rsid="00033b50" officeooo:paragraph-rsid="00033b50"/>
    </style:style>
    <style:style style:name="P4" style:family="paragraph" style:parent-style-name="Standard">
      <style:text-properties officeooo:rsid="0004d48a" officeooo:paragraph-rsid="0004d4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ows 345 </text:p>
      <text:p text:style-name="P1"/>
      <text:p text:style-name="P1">Since quantum computing has far-reaching repercussions in all areas of computing, there is plenty of benefit and surprisingly little harm. </text:p>
      <text:p text:style-name="P1"/>
      <text:list xml:id="list3445533452" text:style-name="L1">
        <text:list-item>
          <text:p text:style-name="P2">Encryption would become practically unbreakable if backed up by a quantum computer.</text:p>
        </text:list-item>
        <text:list-item>
          <text:p text:style-name="P3">Institutions like NASA would no longer require massive supercomputers to complete essential tasks like orbital calculations, instead using a quantum computer to quickly and efficiently chew through the math.</text:p>
        </text:list-item>
        <text:list-item>
          <text:p text:style-name="P3">AI research, particularly deep learning, would be greatly accelerated – a quantum computer would iterate far faster than a traditional computer, evolving the artificial neural network at a greatly increased pace.</text:p>
        </text:list-item>
        <text:list-item>
          <text:p text:style-name="P3">If quantum computing reaches the consumer level, the economy could be affected as well. If everyone has access to essentially unlimited computing power, anything could happen – a tech-savvy investor could create an AI to out-invest the competition, netting millions and affecting stock prices massively. Consumers could have computers that never need upgrading, destroying companies like Intel and Nvidia, which have traditionally relied on the upgrade cycle to turn over much larger profits than they would otherwise garner.</text:p>
          <text:list>
            <text:list-item>
              <text:p text:style-name="P3">New companies selling quantum computers to the masses would also destroy most competition, similar to how the Internet allowed companies that adopted early to profit massively, or how Internet shopping has overtaken smaller, local, brick-and-mortar bussiness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0:23:53.369033694</meta:creation-date>
    <dc:date>2018-12-06T11:19:05.087826702</dc:date>
    <meta:editing-duration>PT40M53S</meta:editing-duration>
    <meta:editing-cycles>3</meta:editing-cycles>
    <meta:generator>LibreOffice/6.0.6.2$Linux_X86_64 LibreOffice_project/00m0$Build-2</meta:generator>
    <meta:document-statistic meta:table-count="0" meta:image-count="0" meta:object-count="0" meta:page-count="1" meta:paragraph-count="7" meta:word-count="211" meta:character-count="1441" meta:non-whitespace-character-count="1238"/>
  </office:meta>
</office:document-meta>
</file>